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ack Nerd Font" svg:font-family="'Hack Nerd Font'" style:font-adornments="Bold" style:font-pitch="fixed"/>
    <style:font-face style:name="Hack Nerd Font1" svg:font-family="'Hack Nerd Font'" style:font-adornments="Regular"/>
    <style:font-face style:name="Hack Nerd Font2" svg:font-family="'Hack Nerd Font'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ondensed" svg:font-family="'Noto Sans Condensed'" style:font-family-generic="swiss" style:font-pitch="variable"/>
    <style:font-face style:name="Noto Sans Condensed1" svg:font-family="'Noto Sans Condensed'" style:font-adornments="Regular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Kommandozeile" style:family="table">
      <style:table-properties style:width="17cm" table:align="margins"/>
    </style:style>
    <style:style style:name="Kommandozeile.A" style:family="table-column">
      <style:table-column-properties style:column-width="6.345cm" style:rel-column-width="24460*"/>
    </style:style>
    <style:style style:name="Kommandozeile.B" style:family="table-column">
      <style:table-column-properties style:column-width="10.656cm" style:rel-column-width="41075*"/>
    </style:style>
    <style:style style:name="Kommandozeile.A1" style:family="table-cell">
      <style:table-cell-properties fo:background-color="#dddddd" fo:padding="0.15cm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Kommandozeile.B1" style:family="table-cell">
      <style:table-cell-properties fo:background-color="#dddddd" fo:padding="0.15cm" fo:border="0.5pt solid #ffffff" style:writing-mode="page">
        <style:background-image/>
      </style:table-cell-properties>
    </style:style>
    <style:style style:name="Kommandozeile.A2" style:family="table-cell">
      <style:table-cell-properties fo:background-color="#dddddd" fo:padding="0.15cm" fo:border-left="0.5pt solid #ffffff" fo:border-right="none" fo:border-top="none" fo:border-bottom="0.5pt solid #ffffff" style:writing-mode="page">
        <style:background-image/>
      </style:table-cell-properties>
    </style:style>
    <style:style style:name="Kommandozeile.B2" style:family="table-cell">
      <style:table-cell-properties fo:background-color="#dddddd" fo:padding="0.15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P1" style:family="paragraph" style:parent-style-name="CODE_20_Table">
      <style:text-properties officeooo:rsid="00142796" officeooo:paragraph-rsid="00142796"/>
    </style:style>
    <style:style style:name="P2" style:family="paragraph" style:parent-style-name="Normaler_20_Text">
      <style:text-properties officeooo:rsid="00142796" officeooo:paragraph-rsid="00142796"/>
    </style:style>
    <style:style style:name="P3" style:family="paragraph" style:parent-style-name="CODE_20_Table">
      <style:text-properties officeooo:paragraph-rsid="00146121"/>
    </style:style>
    <style:style style:name="P4" style:family="paragraph" style:parent-style-name="Normaler_20_Text">
      <style:text-properties officeooo:paragraph-rsid="00146121"/>
    </style:style>
    <style:style style:name="P5" style:family="paragraph" style:parent-style-name="CODE_20_Table">
      <style:text-properties officeooo:rsid="0017b5ac" officeooo:paragraph-rsid="0017b5ac"/>
    </style:style>
    <style:style style:name="P6" style:family="paragraph" style:parent-style-name="Normaler_20_Text">
      <style:text-properties officeooo:paragraph-rsid="00142796"/>
    </style:style>
    <style:style style:name="P7" style:family="paragraph" style:parent-style-name="Normaler_20_Text">
      <style:text-properties officeooo:rsid="00146121" officeooo:paragraph-rsid="00146121"/>
    </style:style>
    <style:style style:name="P8" style:family="paragraph" style:parent-style-name="Normaler_20_Text">
      <style:text-properties officeooo:paragraph-rsid="0017b5ac"/>
    </style:style>
    <style:style style:name="P9" style:family="paragraph" style:parent-style-name="Standard">
      <style:text-properties officeooo:paragraph-rsid="0012f402"/>
    </style:style>
    <style:style style:name="P10" style:family="paragraph" style:parent-style-name="Table_20_Heading">
      <style:paragraph-properties fo:text-align="start" style:justify-single-word="false"/>
    </style:style>
    <style:style style:name="P11" style:family="paragraph" style:parent-style-name="Table_20_Heading">
      <style:paragraph-properties fo:text-align="start" style:justify-single-word="false"/>
      <style:text-properties officeooo:paragraph-rsid="0016119c"/>
    </style:style>
    <style:style style:name="P12" style:family="paragraph" style:parent-style-name="CODE_20_Table">
      <style:text-properties style:font-name="Hack Nerd Font1" officeooo:rsid="00142796" officeooo:paragraph-rsid="00142796" style:font-name-asian="Hack Nerd Font1" style:font-name-complex="Hack Nerd Font1"/>
    </style:style>
    <style:style style:name="P13" style:family="paragraph" style:parent-style-name="CODE_20_Table">
      <style:text-properties style:font-name="Hack Nerd Font1" officeooo:rsid="001f58ea" officeooo:paragraph-rsid="001f58ea" style:font-name-asian="Hack Nerd Font1" style:font-name-complex="Hack Nerd Font1"/>
    </style:style>
    <style:style style:name="P14" style:family="paragraph" style:parent-style-name="CODE_20_Table">
      <style:text-properties officeooo:rsid="001d7293" officeooo:paragraph-rsid="001d7293"/>
    </style:style>
    <style:style style:name="P15" style:family="paragraph" style:parent-style-name="CODE_20_Table">
      <style:text-properties officeooo:rsid="0021f805" officeooo:paragraph-rsid="0021f805"/>
    </style:style>
    <style:style style:name="P16" style:family="paragraph" style:parent-style-name="CODE_20_Table">
      <style:text-properties officeooo:rsid="00142796" officeooo:paragraph-rsid="00142796"/>
    </style:style>
    <style:style style:name="P17" style:family="paragraph" style:parent-style-name="Normaler_20_Text">
      <style:text-properties officeooo:rsid="001d7293" officeooo:paragraph-rsid="001d7293"/>
    </style:style>
    <style:style style:name="P18" style:family="paragraph" style:parent-style-name="Normaler_20_Text">
      <style:text-properties officeooo:rsid="00142796" officeooo:paragraph-rsid="00142796"/>
    </style:style>
    <style:style style:name="P19" style:family="paragraph" style:parent-style-name="Normaler_20_Text">
      <style:text-properties officeooo:rsid="0021f805" officeooo:paragraph-rsid="0021f805"/>
    </style:style>
    <style:style style:name="P20" style:family="paragraph" style:parent-style-name="Standard" style:list-style-name="L1">
      <style:text-properties officeooo:paragraph-rsid="0017b5ac"/>
    </style:style>
    <style:style style:name="P21" style:family="paragraph" style:parent-style-name="Standard" style:list-style-name="L1">
      <style:text-properties officeooo:rsid="0017b5ac" officeooo:paragraph-rsid="0017b5ac"/>
    </style:style>
    <style:style style:name="P22" style:family="paragraph" style:parent-style-name="Standard" style:list-style-name="L1">
      <style:text-properties officeooo:rsid="001b87a7" officeooo:paragraph-rsid="001b87a7"/>
    </style:style>
    <style:style style:name="P23" style:family="paragraph" style:parent-style-name="Standard" style:list-style-name="L1">
      <style:text-properties officeooo:rsid="001f58ea" officeooo:paragraph-rsid="001f58ea"/>
    </style:style>
    <style:style style:name="P24" style:family="paragraph" style:parent-style-name="Standard">
      <style:text-properties officeooo:rsid="00142796" officeooo:paragraph-rsid="00227d8f"/>
    </style:style>
    <style:style style:name="T1" style:family="text">
      <style:text-properties officeooo:rsid="00142796"/>
    </style:style>
    <style:style style:name="T2" style:family="text">
      <style:text-properties style:font-name="Hack Nerd Font1" officeooo:rsid="00142796" style:font-name-asian="Hack Nerd Font1" style:font-name-complex="Hack Nerd Font1"/>
    </style:style>
    <style:style style:name="T3" style:family="text">
      <style:text-properties style:font-name="Hack Nerd Font1" fo:font-size="10pt" officeooo:rsid="00142796" style:font-name-asian="Hack Nerd Font1" style:font-size-asian="10pt" style:font-name-complex="Hack Nerd Font1" style:font-size-complex="10pt"/>
    </style:style>
    <style:style style:name="T4" style:family="text">
      <style:text-properties style:font-name="Hack Nerd Font1" fo:font-weight="normal" style:font-name-asian="Hack Nerd Font1" style:font-weight-asian="normal" style:font-name-complex="Hack Nerd Font1" style:font-weight-complex="normal"/>
    </style:style>
    <style:style style:name="T5" style:family="text">
      <style:text-properties style:font-name="Hack Nerd Font1" fo:font-weight="normal" officeooo:rsid="00142796" style:font-name-asian="Hack Nerd Font1" style:font-weight-asian="normal" style:font-name-complex="Hack Nerd Font1" style:font-weight-complex="normal"/>
    </style:style>
    <style:style style:name="T6" style:family="text">
      <style:text-properties style:font-name="Hack Nerd Font1" fo:font-weight="normal" officeooo:rsid="0016119c" style:font-name-asian="Hack Nerd Font1" style:font-weight-asian="normal" style:font-name-complex="Hack Nerd Font1" style:font-weight-complex="normal"/>
    </style:style>
    <style:style style:name="T7" style:family="text">
      <style:text-properties style:font-name="Hack Nerd Font1" fo:font-weight="normal" officeooo:rsid="00227d8f" style:font-name-asian="Hack Nerd Font1" style:font-weight-asian="normal" style:font-name-complex="Hack Nerd Font1" style:font-weight-complex="normal"/>
    </style:style>
    <style:style style:name="T8" style:family="text">
      <style:text-properties fo:font-size="10pt" officeooo:rsid="00142796" style:font-size-asian="10pt" style:font-size-complex="10pt"/>
    </style:style>
    <style:style style:name="T9" style:family="text">
      <style:text-properties officeooo:rsid="00146121"/>
    </style:style>
    <style:style style:name="T10" style:family="text">
      <style:text-properties style:font-size-asian="10pt" style:font-size-complex="10pt"/>
    </style:style>
    <style:style style:name="T11" style:family="text">
      <style:text-properties officeooo:rsid="00142796" style:font-size-asian="10pt" style:font-size-complex="10pt"/>
    </style:style>
    <style:style style:name="T12" style:family="text">
      <style:text-properties officeooo:rsid="00146121" style:font-size-asian="10pt" style:font-size-complex="10pt"/>
    </style:style>
    <style:style style:name="T13" style:family="text">
      <style:text-properties officeooo:rsid="0017b5ac" style:font-size-asian="10pt" style:font-size-complex="10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6119c" style:font-weight-asian="normal" style:font-weight-complex="normal"/>
    </style:style>
    <style:style style:name="T16" style:family="text">
      <style:text-properties style:font-name="Noto Sans Condensed" fo:font-weight="normal" officeooo:rsid="0016119c" style:font-name-asian="Hack Nerd Font1" style:font-weight-asian="normal" style:font-name-complex="Hack Nerd Font1" style:font-weight-complex="normal"/>
    </style:style>
    <style:style style:name="T17" style:family="text">
      <style:text-properties officeooo:rsid="0017b5ac"/>
    </style:style>
    <style:style style:name="T18" style:family="text">
      <style:text-properties style:font-weight-asian="normal" style:font-weight-complex="normal"/>
    </style:style>
    <style:style style:name="T19" style:family="text">
      <style:text-properties officeooo:rsid="00142796" style:font-weight-asian="normal" style:font-weight-complex="normal"/>
    </style:style>
    <style:style style:name="T20" style:family="text">
      <style:text-properties officeooo:rsid="0017b5ac" style:font-weight-asian="normal" style:font-weight-complex="normal"/>
    </style:style>
    <style:style style:name="T21" style:family="text">
      <style:text-properties officeooo:rsid="00212e1a" style:font-weight-asian="normal" style:font-weight-complex="normal"/>
    </style:style>
    <style:style style:name="T22" style:family="text">
      <style:text-properties officeooo:rsid="00227d8f" style:font-weight-asian="normal" style:font-weight-complex="normal"/>
    </style:style>
    <style:style style:name="T23" style:family="text">
      <style:text-properties officeooo:rsid="00193589"/>
    </style:style>
    <style:style style:name="T24" style:family="text">
      <style:text-properties officeooo:rsid="001b87a7"/>
    </style:style>
    <style:style style:name="T25" style:family="text">
      <style:text-properties officeooo:rsid="001d7293"/>
    </style:style>
    <style:style style:name="T26" style:family="text">
      <style:text-properties officeooo:rsid="001f58ea"/>
    </style:style>
    <style:style style:name="T27" style:family="text">
      <style:text-properties officeooo:rsid="00227d8f"/>
    </style:style>
    <style:style style:name="T28" style:family="text">
      <style:text-properties officeooo:rsid="0022eb7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Kommandozeile" table:style-name="Kommandozeile">
        <table:table-column table:style-name="Kommandozeile.A"/>
        <table:table-column table:style-name="Kommandozeile.B"/>
        <table:table-header-rows>
          <table:table-row>
            <table:table-cell table:style-name="Kommandozeile.A1" office:value-type="string">
              <text:p text:style-name="P10"><text:span text:style-name="Definition">Befehle<text:line-break/></text:span><text:span text:style-name="Definition"><text:span text:style-name="T14">&lt;</text:span></text:span><text:span text:style-name="Definition"><text:span text:style-name="T15">obligatorische&gt; Parameter</text:span></text:span></text:p>
              <text:p text:style-name="P11"><text:span text:style-name="Definition"><text:span text:style-name="T15">[optionale] Parameter</text:span></text:span></text:p>
              <text:p text:style-name="Standard"><text:span text:style-name="Definition"><text:span text:style-name="T5"> -- </text:span></text:span><text:span text:style-name="Definition"><text:span text:style-name="T16">oder</text:span></text:span><text:span text:style-name="Definition"><text:span text:style-name="T6"> -</text:span></text:span><text:span text:style-name="Definition"><text:span text:style-name="T5"> </text:span></text:span><text:span text:style-name="T16">stattdessen (oft)</text:span><text:span text:style-name="T6"> /</text:span></text:p>
            </table:table-cell>
            <table:table-cell table:style-name="Kommandozeile.B1" office:value-type="string">
              <text:p text:style-name="Table_20_Heading"/>
            </table:table-cell>
          </table:table-row>
        </table:table-header-rows>
        <table:table-row>
          <table:table-cell table:style-name="Kommandozeile.A2" office:value-type="string">
            <text:p text:style-name="P3">&lt;<text:span text:style-name="T9">befehl&gt; --help od.</text:span></text:p>
            <text:p text:style-name="P3">&lt;<text:span text:style-name="T9">befehl&gt; -h</text:span></text:p>
          </table:table-cell>
          <table:table-cell table:style-name="Kommandozeile.B2" office:value-type="string">
            <text:p text:style-name="P7">Häufig verfügbar: Hilfe und verfügbare Parameter zu einem Befehl <text:span text:style-name="Source_20_Text">&lt;befehl&gt;</text:span> anzeigen.</text:p>
            <text:p text:style-name="Table_20_Contents"><text:span text:style-name="T3"> </text:span><text:span text:style-name="Source_20_Text"><text:span text:style-name="T8">/ </text:span></text:span><text:span text:style-name="Source_20_Text"><text:span text:style-name="T11"> </text:span></text:span><text:span text:style-name="T12">Ausführliche Handbücher gibt es unter dem Kommando</text:span><text:span text:style-name="Source_20_Text"><text:span text:style-name="T12"> man &lt;befehl&gt;</text:span></text:span></text:p>
          </table:table-cell>
        </table:table-row>
        <table:table-row>
          <table:table-cell table:style-name="Kommandozeile.A2" office:value-type="string">
            <text:p text:style-name="P14">pwd</text:p>
          </table:table-cell>
          <table:table-cell table:style-name="Kommandozeile.B2" office:value-type="string">
            <text:p text:style-name="P17">Zeigt das Arbeitsverzeichnis an, in welchem man sich gerade befindet.</text:p>
          </table:table-cell>
        </table:table-row>
        <table:table-row>
          <table:table-cell table:style-name="Kommandozeile.A2" office:value-type="string">
            <text:p text:style-name="CODE_20_Table">ls [-a]<text:span text:style-name="T27"> [dir]</text:span></text:p>
          </table:table-cell>
          <table:table-cell table:style-name="Kommandozeile.B2" office:value-type="string">
            <text:p text:style-name="P6">Listet Inhalte <text:span text:style-name="T27">des</text:span> <text:span text:style-name="T27">Arbeitsv</text:span>erzeichnisses<text:span text:style-name="T27"> oder von </text:span><text:span text:style-name="Source_20_Text"><text:span text:style-name="T27">[dir]</text:span></text:span> auf<text:line-break/><text:span text:style-name="Source_20_Text">-a </text:span>Versteckte Dateien mit einbeziehen. <text:line-break/><text:span text:style-name="T3"></text:span><text:span text:style-name="T2"> </text:span>/ <text:span text:style-name="T2"></text:span> <text:s/>Versteckte Dateien beginnen mit <text:span text:style-name="Source_20_Text">.</text:span></text:p>
          </table:table-cell>
        </table:table-row>
        <table:table-row>
          <table:table-cell table:style-name="Kommandozeile.A2" office:value-type="string">
            <text:p text:style-name="P1">cd &lt;dir&gt;</text:p>
          </table:table-cell>
          <table:table-cell table:style-name="Kommandozeile.B2" office:value-type="string">
            <text:p text:style-name="P2">Verzeichniswechsel nach <text:span text:style-name="Source_20_Text">&lt;dir&gt;</text:span></text:p>
          </table:table-cell>
        </table:table-row>
        <table:table-row>
          <table:table-cell table:style-name="Kommandozeile.A2" office:value-type="string">
            <text:p text:style-name="P1">cd ..</text:p>
          </table:table-cell>
          <table:table-cell table:style-name="Kommandozeile.B2" office:value-type="string">
            <text:p text:style-name="P2">Verzeichniswechsel ins übergeordnete Verzeichnis. Jedes Verzeichnis enthält zwei spezielle Verweise:</text:p>
            <text:p text:style-name="P6"><text:span text:style-name="Source_20_Text"><text:span text:style-name="T1">. <text:s/></text:span></text:span><text:span text:style-name="T1">Zeigt auf das aktuelle Verzeichnis</text:span></text:p>
            <text:p text:style-name="P6"><text:span text:style-name="Source_20_Text">.. </text:span><text:span text:style-name="T1">Zeigt auf das übergeordnete Verzeichnis</text:span></text:p>
          </table:table-cell>
        </table:table-row>
        <table:table-row>
          <table:table-cell table:style-name="Kommandozeile.A2" office:value-type="string">
            <text:p text:style-name="P13">touch &lt;file&gt;</text:p>
          </table:table-cell>
          <table:table-cell table:style-name="Kommandozeile.B2" office:value-type="string">
            <text:p text:style-name="P2">N<text:span text:style-name="T26">eue D</text:span>atei <text:span text:style-name="Source_20_Text">&lt;file&gt;</text:span> erstellen</text:p>
          </table:table-cell>
        </table:table-row>
        <table:table-row>
          <table:table-cell table:style-name="Kommandozeile.A2" office:value-type="string">
            <text:p text:style-name="P12">mkdir &lt;dir&gt;</text:p>
          </table:table-cell>
          <table:table-cell table:style-name="Kommandozeile.B2" office:value-type="string">
            <text:p text:style-name="P2">Neues Verzeichnis <text:span text:style-name="Source_20_Text">&lt;dir&gt;</text:span> erstellen</text:p>
          </table:table-cell>
        </table:table-row>
        <table:table-row>
          <table:table-cell table:style-name="Kommandozeile.A2" office:value-type="string">
            <text:p text:style-name="P1">mv &lt;source&gt; &lt;dest&gt;</text:p>
          </table:table-cell>
          <table:table-cell table:style-name="Kommandozeile.B2" office:value-type="string">
            <text:p text:style-name="P2">Das Verzeichnis / die Datei <text:span text:style-name="Source_20_Text">&lt;source&gt;</text:span> nach <text:span text:style-name="Source_20_Text">&lt;dest&gt;</text:span> verschieben.</text:p>
          </table:table-cell>
        </table:table-row>
        <table:table-row>
          <table:table-cell table:style-name="Kommandozeile.A2" office:value-type="string">
            <text:p text:style-name="P1">rm [-r] <text:span text:style-name="T9">[-f] </text:span>&lt;node&gt;</text:p>
            <text:p text:style-name="P24"><text:span text:style-name="Definition"><text:span text:style-name="T4"></text:span></text:span><text:span text:style-name="Definition"><text:span text:style-name="T7"> </text:span></text:span><text:span text:style-name="Source_20_Text"><text:span text:style-name="T22">rmdir</text:span></text:span></text:p>
          </table:table-cell>
          <table:table-cell table:style-name="Kommandozeile.B2" office:value-type="string">
            <text:p text:style-name="P6"><text:span text:style-name="T1">Das Verzeichnis / die Datei </text:span><text:span text:style-name="Source_20_Text"><text:span text:style-name="T1">&lt;node&gt; </text:span></text:span><text:span text:style-name="T1">löschen</text:span></text:p>
            <text:p text:style-name="P6"><text:span text:style-name="Source_20_Text">-</text:span><text:span text:style-name="Source_20_Text"><text:span text:style-name="T9">r </text:span></text:span><text:span text:style-name="Definition"><text:span text:style-name="T9">Verzeichnisse und Unterverzeichnisse löschen</text:span></text:span><text:span text:style-name="Definition"><text:span text:style-name="T27"> (in Windows nur mit </text:span></text:span><text:span text:style-name="Source_20_Text"><text:span text:style-name="T27">rmdir</text:span></text:span><text:span text:style-name="T27">)</text:span></text:p>
            <text:p text:style-name="P6"><text:span text:style-name="Source_20_Text">-</text:span><text:span text:style-name="Source_20_Text"><text:span text:style-name="T9">f </text:span></text:span><text:span text:style-name="T9">Einbeziehen</text:span><text:span text:style-name="Definition"><text:span text:style-name="T9"> voller und versteckter Verzeichnisse</text:span></text:span></text:p>
            <text:p text:style-name="P4"><text:span text:style-name="Definition"><text:span text:style-name="T9">Vorsicht! Es gibt keinen Papierkorb!</text:span></text:span><text:span text:style-name="Source_20_Text"><text:span text:style-name="T28"> rm .</text:span></text:span><text:span text:style-name="T28"> l</text:span><text:span text:style-name="Definition"><text:span text:style-name="T28">öscht beispielsweise das Arbeitsverzeichnis unwiderruflich!</text:span></text:span></text:p>
          </table:table-cell>
        </table:table-row>
        <table:table-row>
          <table:table-cell table:style-name="Kommandozeile.A2" office:value-type="string">
            <text:p text:style-name="P5">cat &lt;file&gt;</text:p>
          </table:table-cell>
          <table:table-cell table:style-name="Kommandozeile.B2" office:value-type="string">
            <text:p text:style-name="P8"><text:span text:style-name="Definition"><text:span text:style-name="T13">Inhalt der Datei </text:span></text:span><text:span text:style-name="Source_20_Text"><text:span text:style-name="T13">&lt;file&gt; </text:span></text:span><text:span text:style-name="T17">im Terminal ausgeben.</text:span></text:p>
          </table:table-cell>
        </table:table-row>
        <table:table-row>
          <table:table-cell table:style-name="Kommandozeile.A2" office:value-type="string">
            <text:p text:style-name="P15">exit</text:p>
          </table:table-cell>
          <table:table-cell table:style-name="Kommandozeile.B2" office:value-type="string">
            <text:p text:style-name="P19">Schließt die Kommandozeile</text:p>
          </table:table-cell>
        </table:table-row>
      </table:table>
      <text:p text:style-name="P9"><text:span text:style-name="Source_20_Text"/></text:p>
      <text:list text:style-name="L1">
        <text:list-item>
          <text:p text:style-name="P20"><text:span text:style-name="T17">Der Prompt zeigt (normalerweise) an, in welchem Verzeichnis man sich befindet </text:span><text:span text:style-name="T23">(→ Arbeitsverzeichnis)</text:span><text:span text:style-name="T17">. Das Startverzeichnis, wenn nicht anders eingestellt, ist das Home-Verzeichnis des Benutzers<text:line-break/></text:span><text:span text:style-name="Source_20_Text"><text:span text:style-name="T11"> </text:span></text:span><text:span text:style-name="Source_20_Text"><text:span text:style-name="T13">u. </text:span></text:span><text:span text:style-name="Source_20_Text"><text:span text:style-name="T1"> /</text:span></text:span><text:span text:style-name="Source_20_Text"><text:span text:style-name="T17">home/users/&lt;username&gt;</text:span></text:span><text:span text:style-name="T17"> <text:s/></text:span><text:span text:style-name="T25">(abgekürzt: </text:span><text:span text:style-name="Source_20_Text"><text:span text:style-name="T25">~</text:span></text:span><text:span text:style-name="Definition"><text:span text:style-name="T25"> </text:span></text:span><text:span text:style-name="T25">) </text:span><text:span text:style-name="T17">oder </text:span><text:span text:style-name="Source_20_Text"><text:span text:style-name="T19"> </text:span></text:span><text:span text:style-name="Source_20_Text"><text:span text:style-name="T20">C:\Users\&lt;username&gt;</text:span></text:span></text:p>
        </text:list-item>
        <text:list-item>
          <text:p text:style-name="P21">Dateien und Verzeichnisse <text:span text:style-name="T24">(→ Pfade) </text:span>werden relativ zum Arbeitsverzeichnis angegeben, oder absolut, dann starten die Pfade mit <text:span text:style-name="T11"> </text:span><text:span text:style-name="T10">u.</text:span> <text:span text:style-name="T1"> </text:span><text:span text:style-name="Source_20_Text"><text:span text:style-name="T1">/</text:span></text:span> <text:s/>oder <text:span text:style-name="T19"> </text:span><text:a xlink:type="simple" xlink:href="../../../../C:/" text:style-name="Internet_20_link" text:visited-style-name="Visited_20_Internet_20_Link"><text:span text:style-name="Source_20_Text"><text:span text:style-name="T18">C:\</text:span></text:span></text:a></text:p>
        </text:list-item>
        <text:list-item>
          <text:p text:style-name="P22"><text:span text:style-name="T18">Möchte man einen Pfad als Parameter für ein Kommando angeben, der Sonderzeichen oder Leerzeichen enthält, benutzt man Anführungsstriche: </text:span><text:span text:style-name="Source_20_Text"><text:span text:style-name="T18">cd "Mein Verzeichnis"</text:span></text:span></text:p>
        </text:list-item>
        <text:list-item>
          <text:p text:style-name="P22"><text:span text:style-name="T18">Mit der Tab-Taste (über Caps Lock) kann man schneller navigieren: das Terminal ergänzt den Rest des Pfades, wenn der Pfad existiert und der Anfang eindeutig ist.</text:span></text:p>
        </text:list-item>
        <text:list-item>
          <text:p text:style-name="P23"><text:span text:style-name="T18">Viele Befehle sind sehr unterschiedlich zwischen den Betriebssystemen. Nur </text:span><text:span text:style-name="T21">eine handvoll</text:span><text:span text:style-name="T18"> Basiskommandos sind (aber auch erst seit neuestem) sich änlich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ack Nerd Font" svg:font-family="'Hack Nerd Font'" style:font-adornments="Bold" style:font-pitch="fixed"/>
    <style:font-face style:name="Hack Nerd Font1" svg:font-family="'Hack Nerd Font'" style:font-adornments="Regular"/>
    <style:font-face style:name="Hack Nerd Font2" svg:font-family="'Hack Nerd Font'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ondensed" svg:font-family="'Noto Sans Condensed'" style:font-family-generic="swiss" style:font-pitch="variable"/>
    <style:font-face style:name="Noto Sans Condensed1" svg:font-family="'Noto Sans Condensed'" style:font-adornments="Regular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 Condensed1" fo:font-family="'Noto Sans Condensed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_20_Table" style:display-name="CODE Table" style:family="paragraph" style:parent-style-name="Table_20_Contents" style:auto-update="true">
      <style:text-properties style:font-name="Hack Nerd Font2" fo:font-family="'Hack Nerd Font'" style:font-style-name="Regular" style:font-pitch="fixed" fo:font-size="10.5pt" fo:font-weight="bold"/>
    </style:style>
    <style:style style:name="Normaler_20_Text" style:display-name="Normaler Text" style:family="paragraph" style:parent-style-name="Standard" style:master-page-name="">
      <style:paragraph-properties style:page-number="auto" style:snap-to-layout-grid="false">
        <style:tab-stops/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Source_20_Text" style:display-name="Source Text" style:family="text">
      <style:text-properties style:font-name="Hack Nerd Font" fo:font-family="'Hack Nerd Font'" style:font-style-name="Bold" style:font-pitch="fixed" fo:font-size="10.5pt" fo:font-weight="bold" fo:background-color="#ddddd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7:27:03.857126389</meta:creation-date>
    <dc:date>2024-05-26T18:45:32.346165746</dc:date>
    <meta:editing-duration>PT40M19S</meta:editing-duration>
    <meta:editing-cycles>12</meta:editing-cycles>
    <meta:generator>LibreOffice/24.2.2.2$Linux_X86_64 LibreOffice_project/420$Build-2</meta:generator>
    <meta:document-statistic meta:table-count="1" meta:image-count="0" meta:object-count="0" meta:page-count="1" meta:paragraph-count="38" meta:word-count="313" meta:character-count="2145" meta:non-whitespace-character-count="1871"/>
  </office:meta>
</office:document-meta>
</file>